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25-10-23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25-05-2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25-03-04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24-10-23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24-08-27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24-05-08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24-02-21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23-10-19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23-09-0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23-06-02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23-02-14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22-10-1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22-09-01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22-06-0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22-02-23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21-11-03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21-08-2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21-05-18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21-03-03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20-10-29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2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20-05-06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20-03-04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9-11-0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9-08-1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9-05-0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9-02-2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8-11-1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8-08-24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8-05-1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8-03-07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7-11-02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7-08-1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7-05-24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7-02-28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6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6-10-31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6-09-1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6-06-2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6-03-0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5-09-15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5-06-0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5-03-1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4-12-1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4-09-1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4-06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3-12-2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3-09-1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3-06-26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3-03-2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2-12-2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2-09-2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2-06-2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1-09-2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1-06-2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1-03-3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0-12-09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0-09-2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0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10-03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09-12-1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09-09-2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09-06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09-03-2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09-02-0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0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01-03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2000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1998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1998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1998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1997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1997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1995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1995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1994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1994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1994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1993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1993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1992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1991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1991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1990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1990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1989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1989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82</text:p>
          </table:table-cell>
          <table:table-cell office:value-type="string" calcext:value-type="string">
            <text:p>33S/31E-08CAA</text:p>
          </table:table-cell>
          <table:table-cell office:value-type="string" calcext:value-type="string">
            <text:p>1987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82" meta:object-count="0"/>
    <meta:user-defined meta:name="AppVersion">3.0</meta:user-defined>
  </office:meta>
</office:document-meta>
</file>